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8pt" style:font-size-asian="18pt" style:font-size-complex="18pt"/>
    </style:style>
    <style:style style:family="graphic" style:name="a0">
      <style:graphic-properties style:wrap="run-through" style:run-through="foreground" draw:fill="none" draw:stroke="solid" svg:stroke-width="0.00694in" svg:stroke-color="#156082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 text:c="40"/>Paper Review<text:s/></text:p>
      <text:p text:style-name="Normal"><draw:connector draw:type="line" svg:x1="-0.26389in" svg:y1="0.16667in" svg:x2="6.51389in" svg:y2="0.15972in" draw:z-index="251659264" draw:id="id0" draw:style-name="a0" draw:name="Straight Connector 1" text:anchor-type="paragraph"><svg:title/><svg:desc/></draw:connector></text:p>
      <text:p text:style-name="Normal">Research Paper –<text:s/>HPC Placement-Group Scheduler on<text:s/>Hierarchical Topologies with Constraints.</text:p>
      <text:p text:style-name="Normal">The title given by the authors is apt because the research paper clearly illustrates the use<text:s/>of advanced HPC and AI work because of these two components<text:s/>it<text:s/>is raising<text:s/>the problems with shared infrastructure as in essence is cloud.</text:p>
      <text:p text:style-name="Normal">ABSTRACT :-</text:p>
      <text:p text:style-name="Normal">Abstract clearly stating that the algorithm they are using named “heuristics-based algorithm” it enables the placements across the many levels of network.<text:s/>This because method that mentioned it helps the it works without any multiple tries by providing a suboptimal positioning to break-down the failures. Additionally <text:s/>the chic-shed is 20-50% more efficient than the with same level of bestFit and worstFit algorithms as on now chic-shed is published VM-request traces from production cloud.</text:p>
      <text:p text:style-name="Normal">Additionally, findings also shows that it achieved 8% lesser failures rates and 40% better<text:s/>placing locality. After identifying the major quality problems the results showed that realistic MPI workload on Already located clusters stated 9% performance improvisation over unfortunate positioning of heuristic scheduler will return a better and not proper placements.</text:p>
      <text:p text:style-name="Normal"/>
      <text:p text:style-name="Normal">INTRODUCTION: -<text:s/></text:p>
      <text:p text:style-name="Normal">Furthermore, as important part of HPC market now shifting towards the cloud that is because advantage the cloud platform provides the on-demand services that’s leads to the total cost ownership<text:s/>enhancement over<text:s/>dedicated HPC while <text:s/>providing <text:s/>same application fulfilment. However<text:s/>the lot of applications are now currently working with cloud. The one of the things that the performance which can order of 10%.<text:s/>As per the information they are using the various kind of network effects which helps to reduce failures in storage-subsystem.<text:s/>Effects like noisy-neighbor create problems that leads to delays in message completion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25%" fo:background-color="transparent" style:tab-stop-distance="0.5in">
        <style:background-fill draw:fill="solid"/>
      </style:paragraph-properties>
      <style:text-properties style:font-name="Aptos" style:font-name-asian="DengXia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en" fo:country="US" style:language-asian="en" style:country-asian="US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center" fo:margin-top="0.2222in" fo:margin-bottom="0.0555in" fo:line-height="100%"/>
      <style:text-properties style:font-name="Aptos Display" style:font-name-asian="DengXian Light" style:font-name-complex="Mangal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text-align="center" fo:margin-top="0.1111in" fo:margin-bottom="0.0277in" fo:line-height="100%"/>
      <style:text-properties style:font-name="Aptos Display" style:font-name-asian="DengXian Light" style:font-name-complex="Mangal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in" fo:line-height="100%"/>
      <style:text-properties style:font-name="Aptos Display" style:font-name-asian="DengXian Light" style:font-name-complex="Mangal" fo:font-size="16pt" style:font-size-asian="16pt" style:font-size-complex="16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Aptos Display" style:font-name-asian="DengXian Light" style:font-name-complex="Mangal" fo:font-style="italic" style:font-style-asian="italic" style:font-style-complex="italic" fo:font-size="15pt" style:font-size-asian="15pt" style:font-size-complex="15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Aptos Display" style:font-name-asian="DengXian Light" style:font-name-complex="Mangal" fo:font-size="14pt" style:font-size-asian="14pt" style:font-size-complex="14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Aptos Display" style:font-name-asian="DengXian Light" style:font-name-complex="Mangal" fo:font-style="italic" style:font-style-asian="italic" style:font-style-complex="italic" fo:font-size="13pt" style:font-size-asian="13pt" style:font-size-complex="13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Aptos Display" style:font-name-asian="DengXian Light" style:font-name-complex="Mangal" fo:font-size="12pt" style:font-size-asian="12pt" style:font-size-complex="12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Aptos Display" style:font-name-asian="DengXian Light" style:font-name-complex="Mangal" fo:font-style="italic" style:font-style-asian="italic" style:font-style-complex="italic" fo:font-size="11pt" style:font-size-asian="11pt" style:font-size-complex="11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Mangal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Mangal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Aptos Display" style:font-name-asian="DengXian Light" style:font-name-complex="Mangal" fo:font-size="16pt" style:font-size-asian="16pt" style:font-size-complex="16pt"/>
    </style:style>
    <style:style style:name="Heading4Char" style:display-name="Heading 4 Char" style:family="text" style:parent-style-name="DefaultParagraphFont">
      <style:text-properties style:font-name="Aptos Display" style:font-name-asian="DengXian Light" style:font-name-complex="Mangal" fo:font-style="italic" style:font-style-asian="italic" style:font-style-complex="italic" fo:font-size="15pt" style:font-size-asian="15pt" style:font-size-complex="15pt"/>
    </style:style>
    <style:style style:name="Heading5Char" style:display-name="Heading 5 Char" style:family="text" style:parent-style-name="DefaultParagraphFont">
      <style:text-properties style:font-name="Aptos Display" style:font-name-asian="DengXian Light" style:font-name-complex="Mangal" fo:font-size="14pt" style:font-size-asian="14pt" style:font-size-complex="14pt"/>
    </style:style>
    <style:style style:name="Heading6Char" style:display-name="Heading 6 Char" style:family="text" style:parent-style-name="DefaultParagraphFont">
      <style:text-properties style:font-name="Aptos Display" style:font-name-asian="DengXian Light" style:font-name-complex="Mangal" fo:font-style="italic" style:font-style-asian="italic" style:font-style-complex="italic" fo:font-size="13pt" style:font-size-asian="13pt" style:font-size-complex="13pt"/>
    </style:style>
    <style:style style:name="Heading7Char" style:display-name="Heading 7 Char" style:family="text" style:parent-style-name="DefaultParagraphFont">
      <style:text-properties style:font-name="Aptos Display" style:font-name-asian="DengXian Light" style:font-name-complex="Mangal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Aptos Display" style:font-name-asian="DengXian Light" style:font-name-complex="Mangal" fo:font-style="italic" style:font-style-asian="italic" style:font-style-complex="italic" fo:font-size="11pt" style:font-size-asian="11pt" style:font-size-complex="11pt"/>
    </style:style>
    <style:style style:name="Heading9Char" style:display-name="Heading 9 Char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false"/>
    </style:style>
    <style:style style:name="Title" style:display-name="Title" style:family="paragraph" style:parent-style-name="Normal" style:next-style-name="Normal">
      <style:paragraph-properties fo:border-top="0.0104in solid #196B24" fo:border-left="none" fo:border-bottom="0.0104in solid #196B24" fo:border-right="none" fo:padding-top="0.1111in" fo:padding-left="0in" fo:padding-bottom="0.1111in" fo:padding-right="0in" style:shadow="none" style:contextual-spacing="true" fo:text-align="center" fo:margin-bottom="0.2777in" fo:line-height="100%"/>
      <style:text-properties style:font-name="Aptos Display" style:font-name-asian="DengXian Light" style:font-name-complex="Mangal" fo:text-transform="uppercase" fo:color="#0E2841" fo:letter-spacing="0.0208in" fo:font-size="36pt" style:font-size-asian="36pt" style:font-size-complex="36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Mangal" fo:text-transform="uppercase" fo:color="#0E2841" fo:letter-spacing="0.0208in" fo:font-size="36pt" style:font-size-asian="36pt" style:font-size-complex="36pt"/>
    </style:style>
    <style:style style:name="Subtitle" style:display-name="Subtitle" style:family="paragraph" style:parent-style-name="Normal" style:next-style-name="Normal">
      <style:paragraph-properties fo:text-align="center"/>
      <style:text-properties fo:color="#0E2841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fo:color="#0E2841" fo:font-size="14pt" style:font-size-asian="14pt" style:font-size-complex="14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 fo:color="#000000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fo:font-style="italic" style:font-style-asian="italic" style:font-style-complex="italic" fo:color="#124F1A" fo:font-size="12pt" style:font-size-asian="12pt" style:font-size-complex="12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124F1A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text-align="center" fo:margin-top="0.1111in" fo:line-height="115%" fo:margin-left="0.65in" fo:margin-right="0.65in">
        <style:tab-stops/>
      </style:paragraph-properties>
      <style:text-properties style:font-name="Aptos Display" style:font-name-asian="DengXian Light" style:font-name-complex="Mangal" fo:text-transform="uppercase" fo:color="#0F4761" fo:font-size="14pt" style:font-size-asian="14pt" style:font-size-complex="14pt" fo:hyphenate="false"/>
    </style:style>
    <style:style style:name="IntenseQuoteChar" style:display-name="Intense Quote Char" style:family="text" style:parent-style-name="DefaultParagraphFont">
      <style:text-properties style:font-name="Aptos Display" style:font-name-asian="DengXian Light" style:font-name-complex="Mangal" fo:text-transform="uppercase" fo:color="#0F4761" fo:font-size="14pt" style:font-size-asian="14pt" style:font-size-complex="14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595959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style:use-window-font-color="true"/>
    </style:style>
    <style:style style:name="SubtleReference" style:display-name="Subtle Reference" style:family="text" style:parent-style-name="DefaultParagraphFont">
      <style:text-properties fo:text-transform="none" fo:font-variant="small-caps" fo:color="#404040" fo:letter-spacing="normal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style:use-window-font-color="true" fo:letter-spacing="normal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text-transform="none" fo:font-variant="small-caps" fo:letter-spacing="normal"/>
    </style:style>
    <style:style style:name="TOCHeading" style:display-name="TOC Heading" style:family="paragraph" style:parent-style-name="Heading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reyas Khajindar</meta:initial-creator>
    <dc:creator>Shreyas Khajindar</dc:creator>
    <meta:creation-date>2024-11-07T16:24:00Z</meta:creation-date>
    <dc:date>2024-11-07T17:57:00Z</dc:date>
    <meta:template xlink:href="Normal" xlink:type="simple"/>
    <meta:editing-cycles>1</meta:editing-cycles>
    <meta:editing-duration>PT5580S</meta:editing-duration>
    <meta:document-statistic meta:page-count="1" meta:paragraph-count="3" meta:word-count="282" meta:character-count="1889" meta:row-count="13" meta:non-whitespace-character-count="1610"/>
  </office:meta>
</office:document-meta>
</file>